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underline-style="solid" style:text-underline-width="auto" style:text-underline-color="font-color"/>
    </style:style>
    <style:style style:name="T5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19_3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19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Front Cover]</text:p>
      <text:p text:style-name="P5">For Vayekra/</text:p>
      <text:p text:style-name="P5">on charity before Pesach/</text:p>
      <text:p text:style-name="P5"/>
      <text:p text:style-name="P4">[Page 1]</text:p>
      <text:p text:style-name="P4">Brethren! <text:s/>Every one knows that an organization to/ suppress mendicancy, and to aid the deserving poor systematic-/-ally and effectually, is busy at work in Philadelphia./ <text:s/>About its operations and prospective success, popular opinion/ varies. <text:s/>Some think it correct that all applications for/ assistance should be closely questioned or their antecedents and/ present condition, and that an inspection of the premises they/ occupy be made by a committee capable of discerning and/ discriminating. <text:s/>Others object to inquiries and visits, which/ they <text:span text:style-name="T1">call</text:span><text:span text:style-name="T3"> term inquisitorial, fearing they may raise a blush/ or wound susceptibilities and they foretell a failure of the enterprise. <text:s/></text:span><text:span text:style-name="T1">Each</text:span><text:span text:style-name="T3"> Both opinion has </text:span><text:span text:style-name="T1">strong</text:span><text:span text:style-name="T3"> a basis/ </text:span><text:span text:style-name="T1">grounds</text:span><text:span text:style-name="T3"> to rest upon, but the truly sensible and sympathetic/ must hope that experience will show high wisdom in/ the undertaking now only in its [?]. <text:s/>For the avowed/ intention of the </text:span><text:span text:style-name="T1">designers</text:span><text:span text:style-name="T3"> promoters is very progressive, and some of/ the managers are noted for their </text:span><text:span text:style-name="T1">clear</text:span><text:span text:style-name="T3"> keen sightedness and/ philanthropy. <text:s/>I hold that if </text:span><text:span text:style-name="T1">the society will</text:span><text:span text:style-name="T3"> it can steer entirely/ clear of denominationalism, leaving clergymen in the </text:span><text:span text:style-name="T1">Church</text:span><text:span text:style-name="T3"> back ground,/ if </text:span><text:span text:style-name="T1">only</text:span><text:span text:style-name="T3"> naught but a broad religion which hides shame, and brings forth/ </text:span><text:span text:style-name="T1">the dormant</text:span><text:span text:style-name="T3"> the instincts </text:span><text:span text:style-name="T1">of</text:span><text:span text:style-name="T3"> of our better nature--an inherent desire for/ advancement by means of education and industry--is </text:span><text:span text:style-name="T1">put into</text:span><text:span text:style-name="T3"> given full/</text:span></text:p>
      <text:p text:style-name="P6"/>
      <text:p text:style-name="P6">[Page 2]</text:p>
      <text:p text:style-name="P4"><text:soft-page-break/><text:span text:style-name="T3">play, </text:span><text:span text:style-name="T1">it may</text:span><text:span text:style-name="T3"> the society will ultimately prove a blessing to the indigent/ </text:span><text:span text:style-name="T1">themselves</text:span><text:span text:style-name="T3">, and a great relief to the charitable themselves./ <text:s/>These will not be denied the spiritual enjoyment of/ doing good personally, for exceptional occasions will/ always </text:span><text:span text:style-name="T1">a</text:span><text:span text:style-name="T3">rise to that effect, but by </text:span><text:span text:style-name="T1">entrusting committing to</text:span><text:span text:style-name="T3"> charging trustworthy cor-/-porations </text:span><text:span text:style-name="T1">with</text:span><text:span text:style-name="T3"> with the distribution of alms they will be spared/ the annoyance of importunate beggars at their residence/ and in the streets; </text:span><text:span text:style-name="T1">They</text:span><text:span text:style-name="T3"> and will receive a moral assurance/ that their gift is not converted into </text:span><text:span text:style-name="T1">a</text:span><text:span text:style-name="T3"> the accursed bane, poisoning/ the spring of life and domestic joy./</text:span></text:p>
      <text:p text:style-name="P4"><text:span text:style-name="T3">Hebrews, however, have in all ages and </text:span><text:span text:style-name="T1">in all</text:span><text:span text:style-name="T3"> countries,/ taken a noble pride in contributing to state and/ civic associations of beneficence, without drawing upon/ their funds. <text:s/>They have looked well that the/ </text:span><text:span text:style-name="T1">indigent</text:span><text:span text:style-name="T3"> needy among the people of God of Abraham,/ may not become a burden to the community at large./ <text:s/>Travel wherever you choose--and scarcely a place/ exists under the sun in which Jews do not congregate--/ and the same fact will strike the mind. <text:s/>The/ descendants of the patriarchs make special provisions/ to prevent their coreligionists applying to institutions/ of a general character. <text:s/>They voluntarily waive their/</text:span></text:p>
      <text:p text:style-name="P6"/>
      <text:p text:style-name="P6">[Page 3]</text:p>
      <text:p text:style-name="P4"><text:span text:style-name="T3">right so to do, and mark it an offence in any, who/ </text:span><text:span text:style-name="T1">under</text:span><text:span text:style-name="T3"> on the plea of destitution, stand as </text:span><text:span text:style-name="T1">petitioners</text:span><text:span text:style-name="T3"> mendicants at the/ doors of non-Israelites. <text:s/>Occasionally, I have been addressed/ by kind-hearted Christians who, under the impression/ that individuals or families of my people had been/ </text:span><text:span text:style-name="T1">cup</text:span><text:span text:style-name="T3"> culpably neglected, sought my interposition./ <text:s/>But with scarcely any exception, I discovered on in-/-quiry, that our neighbors of another creed had al-/-lowed their feelings to warp their judgment. <text:s/>The sub-/-jects of their generous thoughts had repeatedly received/ from us a large share of assistance. <text:s/>I cannot </text:span><text:span text:style-name="T1">suf-</text:span><text:span text:style-name="T3">/ </text:span><text:span text:style-name="T1">-ficiently</text:span><text:span text:style-name="T3"> denounce in sufficiently strong language the/ conduct of such as disgrace the name inherited, by traf-/-ficking with their children's souls, by sending the young/ to mission schools, that their elders may malign Israel,/ and thus gain clothing, and fuel and money. <text:s/></text:span><text:span text:style-name="T1">And</text:span><text:span text:style-name="T3"> If/ there be any--I trust not--within </text:span><text:span text:style-name="T1">reach of my voice</text:span><text:span text:style-name="T3"> hearers who/ act so impiously, let them understand that they are/ placing themselves beyond the reach of Jewish charities./ <text:s/>Still, the latter which do a vast deal of good,--whatever/ croakers may say to the contrary, must be kept/</text:span></text:p>
      <text:p text:style-name="P6"/>
      <text:p text:style-name="P6">[Page 4]</text:p>
      <text:p text:style-name="P4"><text:span text:style-name="T3">in a condition equal to all emergencies and those/ who have accepted the direction must </text:span><text:span text:style-name="T1">exercise</text:span><text:span text:style-name="T3"> perform their/ very </text:span><text:span text:style-name="T1">onerous</text:span><text:span text:style-name="T3"> arduous but merciful task with a proper regard/ to times and circumstances. <text:s/>It is a cause of/ unfeigned satisfaction to know that notwithstand-/-ing the </text:span><text:span text:style-name="T1">p</text:span><text:span text:style-name="T3"> depression of trade and the universal/ falling off of income derived from any source, the/ treasury of our combined organization, depleted at the/ end of the fiscal year, was replenished. <text:s/>Nothing/ can better illustrate the verity that benevolence is an/ ornament of which we will not become divested, how-/-ever stripped we may be of other religious qualities;/ that the cry of humanity sounds louder in our </text:span><text:span text:style-name="T1">breasts</text:span><text:span text:style-name="T3"> ears/ than </text:span><text:span text:style-name="T1">self-[?] promotion</text:span><text:span text:style-name="T3"> the dictates of selfishness. <text:s/>But now the capacity of/ our treasury to meet the demand will be put to the/ severest test. <text:s/>Therefore has my heart urged me to speak./ <text:s/>My </text:span><text:span text:style-name="T1">ministerial</text:span><text:span text:style-name="T3"> official recollection goes far back. <text:s/>I can remember that/ on the approaching of Passover some who do not/ regularly ask relief, advised with me about obtain-/-ing the means to celebrate the holiday </text:span><text:span text:style-name="T1">in ac-</text:span><text:span text:style-name="T3"> agreeably/ </text:span><text:span text:style-name="T1">-cordance with</text:span><text:span text:style-name="T3"> to the ancient prescriptions. <text:s/>Then either the/ congregation--differently situated--or its generous head, would comply with/</text:span></text:p>
      <text:p text:style-name="P6"/>
      <text:p text:style-name="P6">[Page 5]</text:p>
      <text:p text:style-name="P4"><text:span text:style-name="T3">my request, and thus misfortune maintained its/ respectability. <text:s/>But never did I suffer the pain/ experienced this week, for I saw modest poverty/ cast off its veil, so </text:span><text:span text:style-name="T1">great</text:span><text:span text:style-name="T3"> potent was the pressure </text:span><text:span text:style-name="T1">from</text:span><text:span text:style-name="T3"> wi-/-thin which prevented further concealment. <text:s/>Parents/ who have a numerous household</text:span><text:span text:style-name="T1">s</text:span><text:span text:style-name="T3"> to feed, but who during/ the last six months, scarcely earned enough to allay/ </text:span><text:span text:style-name="T1">their</text:span><text:span text:style-name="T3"> hunger, inquired whether they could be supplied/ with the bread of the festival. <text:s/>I at once answered affirmatively,/ but wishing to spare </text:span><text:soft-page-break/><text:span text:style-name="T3">a humiliation, </text:span><text:span text:style-name="T1">I</text:span><text:span text:style-name="T3"> suggested how/ to compass the object without calling at the rooms of/ the society. <text:s/></text:span><text:span text:style-name="T1">This</text:span><text:span text:style-name="T3"> My proposition elicited this sad remark "We must/ make our </text:span><text:span text:style-name="T1">situation</text:span><text:span text:style-name="T3"> condition known for the sake of </text:span><text:span text:style-name="T1">wife and</text:span><text:span text:style-name="T3"> our dear/ children". <text:s/>Now, I beg of the president and through/ him of the directors of our United Charities to </text:span><text:span text:style-name="T1">use</text:span><text:span text:style-name="T3"> excuse more/ than ordinarily, a thoughtful consideration </text:span><text:span text:style-name="T1">finding</text:span><text:span text:style-name="T3"> on the/ ensuing week and that which follows it. <text:s/>I am aware/ of the strain brought about. <text:s/>It is unprecedented. <text:s/>It naturally counsels administrative prudence. <text:s/>Well,/ economy is a commendable virtue, specially with means/ entrusted to our care by a confiding public, but the eco-/-nomy which curta</text:span><text:span text:style-name="T1">l</text:span><text:span text:style-name="T3">ils the unhappy man's allowance,/ the economy which creates the alternative either to/</text:span></text:p>
      <text:p text:style-name="P6"/>
      <text:p text:style-name="P6">[Page 6]</text:p>
      <text:p text:style-name="P4"><text:span text:style-name="T3">stint our little ones </text:span><text:span text:style-name="T1">food</text:span><text:span text:style-name="T3"> victuals, or disobey the law of God/ by the introduction of the prohibited leaven, ceases/ to be a virtue, and enters into the category of vice./ <text:s/>I do not underrate the difficulties </text:span><text:span text:style-name="T1">which surround</text:span><text:span text:style-name="T3"> attending the/ office. <text:s/>They are indeed serious. <text:s/>To discharge the </text:span><text:span text:style-name="T1">duties</text:span><text:span text:style-name="T3"> honorable/ </text:span><text:span text:style-name="T1">attending their</text:span><text:span text:style-name="T3"> but onerous duties, firmness must blend with gentleness,/ </text:span><text:span text:style-name="T1">sagacity</text:span><text:span text:style-name="T3"> caution with promptness. <text:s/>For no doubt imposition/ is practised, at this season particularly, just by reason/ of the rigidness with which the coming holiday </text:span><text:span text:style-name="T1">is</text:span><text:span text:style-name="T3"> should be kept./ <text:s/></text:span><text:span text:style-name="T1">It may be that</text:span><text:span text:style-name="T3"> Perhaps some who do not scruple setting/ aside the very day of atonement, play the religious the/ week of Passover. <text:s/>Yet better </text:span><text:span text:style-name="T1">to</text:span><text:span text:style-name="T3"> risk the deception of the unprincipled,/ than expose the worthy and the sincerely observant/ to suffering. <text:s/>Notably this year, when to judge/ of the state of the applicant by his appearance or/ surroundings might be to do him a grievous wrong./ <text:s/>How many, alas! who live in seeming comfort have/ a cheerless foreside; how many neatly dressed, dread/ the wearing out of garments which cannot </text:span><text:span text:style-name="T1">perhaps</text:span><text:span text:style-name="T3"> be easily/ </text:span><text:span text:style-name="T1">be</text:span><text:span text:style-name="T3"> replaced! <text:s/>Let then our association give liberally/ for the sacred Pesach we are about to solemnize, and He who has implanted in our/</text:span></text:p>
      <text:p text:style-name="P6"/>
      <text:p text:style-name="P6">[Page 7]</text:p>
      <text:p text:style-name="P4"><text:span text:style-name="T3">breasts the seeds of compassion will provide hereafter./ <text:s/>But let </text:span><text:span text:style-name="T1">us our</text:span><text:span text:style-name="T3"> our own selves individually supplement what/ </text:span><text:span text:style-name="T1">it</text:span><text:span text:style-name="T3"> our organization cannot accomplish alone. <text:s/>Brethren! </text:span><text:span text:style-name="T1">As much</text:span><text:span text:style-name="T3"> Greatly/ as I feel interested </text:span><text:span text:style-name="T1">as a social being</text:span><text:span text:style-name="T3"> --as a </text:span><text:span text:style-name="T1">human</text:span><text:span text:style-name="T3"> member of the human race--in the right suc-/-cess of the society to suppress mendicancy, I am nevertheless an-/-xious, as a Jew, to prevent my fellow-believers becoming/ its beneficiaries. <text:s/>But indigence is a tempter, whose/ seductions few can resist. <text:s/>Therefore </text:span><text:span text:style-name="T1">ought</text:span><text:span text:style-name="T3"> should we </text:span><text:span text:style-name="T1">to</text:span><text:span text:style-name="T3"> hasten/ to the rescue of those apt to be overcome. <text:s/>do not rest then con-/-tented with directing the man or the woman, who/ pictures to you the distress at home to </text:span><text:span text:style-name="T1">the rooms of</text:span><text:span text:style-name="T3">/ the United Charities room, and closing </text:span><text:span text:style-name="T1">after the petitioners</text:span><text:span text:style-name="T3">/ the door of </text:span><text:span text:style-name="T1">the</text:span><text:span text:style-name="T3"> your house after the petitioner retire </text:span><text:span text:style-name="T1">ensconced</text:span><text:span text:style-name="T3"> in your finely tapestried drawing/ room. <text:s/>Do not fancy that by that act you have </text:span><text:span text:style-name="T1">thus</text:span><text:span text:style-name="T3"> performed your obli-/-gation. <text:s/>But stir yourselves and seek </text:span><text:span text:style-name="T1">farther</text:span><text:span text:style-name="T3"> into the case brought under your notice at junctures/ like the present</text:span><text:span text:style-name="T1">; bestow of your own upon the hapless.</text:span><text:span text:style-name="T3">/ Now is the time that tries men's souls. <text:s/>The Rabbis tell/ us that he who grieves over the sorrows of the community,/ will live to behold its restoration to enlargement and/ happiness. <text:s/>But our sympathies must assume a/ practical form. <text:s/>What avail that we shake our heads,/ </text:span><text:span text:style-name="T1">and cry "times are very hard," and then</text:span><text:span text:style-name="T3"> but fold our arms?/</text:span></text:p>
      <text:p text:style-name="P4"><text:span text:style-name="T3"/></text:p>
      <text:p text:style-name="P4"><text:span text:style-name="T3">[Page 8]</text:span></text:p>
      <text:p text:style-name="P4"><text:span text:style-name="T3">I hear all cry "times are very </text:span><text:span text:style-name="T1">bad</text:span><text:span text:style-name="T3"> hard", but we can, in a/ measure, soften their asperities. <text:s/>We can bring joy/ where gloom prevails. <text:s/>We all </text:span><text:span text:style-name="T1">have</text:span><text:span text:style-name="T3"> are constrained to reduce our/ expenses conformably with the changes undergone, but/ let us not reduce our charity, because whereas we/ have lost a </text:span><text:span text:style-name="T1">little</text:span><text:span text:style-name="T3"> portion, </text:span><text:span text:style-name="T1">our</text:span><text:span text:style-name="T3"> other creatures have lost their/ all; whereas our labor yields a small income, other/ creatures go in quest of work and find none. <text:s/>Let/ us resolve to devote what we can dispense with to/ our flesh and blood, that stand fearfully in need there-/-of. <text:s/>Let us not only give, but consider the poor, as/ David expresses it, </text:span><text:span text:style-name="T4">that is</text:span><text:span text:style-name="T5"> the mercy which beatifies the/ soul, imparadising it in the contemplation of the source/ of goodness. <text:s/>Oh may He who promised by the mouth/ of Isaiah, as read today in the Haftarah, </text:span><text:soft-page-break/><text:span text:style-name="T5">that He/ would invigorate our seed as the soil irrigated by water,/ and would let His blessing rest on our offspring, as </text:span><text:span text:style-name="T2">re</text:span><text:span text:style-name="T5"> rain/ rests on arid ground and fructifies it, may even He, our/ Universal Parent, verify that declaration, </text:span><text:span text:style-name="T2">in through our</text:span><text:span text:style-name="T5"> as a reward/ to our </text:span><text:span text:style-name="T2">charity</text:span><text:span text:style-name="T5"> beneficence, in our country, in our city, and in/ our homes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21T14:03:39.17</meta:creation-date>
    <dc:date>2012-05-22T11:36:19.76</dc:date>
    <dc:creator>Penn Libraries</dc:creator>
    <meta:editing-duration>PT00H38M30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5" meta:paragraph-count="80" meta:word-count="1855" meta:character-count="11591"/>
  </office:meta>
</office:document-meta>
</file>